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1.05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e7e7e7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7e7e7"/>
    </style:style>
    <style:style style:name="ce8" style:family="table-cell" style:parent-style-name="Default">
      <style:table-cell-properties fo:background-color="#e7e7e7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e7e7e7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fo:background-color="#e7e7e7" fo:border-left="0.74pt solid #000000" fo:border-right="none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7e7e7" fo:border="0.74pt solid #000000"/>
      <style:text-properties fo:font-weight="normal" style:font-weight-asian="normal" style:font-weight-complex="normal"/>
    </style:style>
    <style:style style:name="ce20" style:family="table-cell" style:parent-style-name="Default" style:data-style-name="N2">
      <style:table-cell-properties fo:background-color="#e7e7e7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7e7e7" fo:border="0.74pt solid #000000"/>
    </style:style>
    <style:style style:name="ce4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e7e7e7" fo:border="0.74pt solid #000000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dddddd" fo:border="0.74pt solid #000000"/>
    </style:style>
    <style:style style:name="ce21" style:family="table-cell" style:parent-style-name="Default">
      <style:table-cell-properties fo:background-color="#e7e7e7" fo:border="0.74pt solid #000000"/>
    </style:style>
    <style:style style:name="ce7" style:family="table-cell" style:parent-style-name="Default">
      <style:table-cell-properties fo:background-color="#ffffff" fo:border="0.74pt solid #000000"/>
    </style:style>
    <style:style style:name="ce33" style:family="table-cell" style:parent-style-name="Default">
      <style:table-cell-properties fo:border-bottom="0.74pt solid #000000" fo:background-color="#e7e7e7" fo:border-left="none" fo:border-right="none" fo:border-top="0.74pt solid #000000"/>
    </style:style>
    <style:style style:name="ce27" style:family="table-cell" style:parent-style-name="Default" style:data-style-name="N107">
      <style:table-cell-properties fo:background-color="#e7e7e7" fo:border="0.74pt solid #000000"/>
    </style:style>
    <style:style style:name="ce37" style:family="table-cell" style:parent-style-name="Default" style:data-style-name="N107">
      <style:table-cell-properties fo:background-color="#e7e7e7" style:text-align-source="fix" style:repeat-content="false" fo:border="0.74pt solid #000000"/>
      <style:paragraph-properties fo:text-align="end" fo:margin-left="0in"/>
    </style:style>
    <style:style style:name="ce38" style:family="table-cell" style:parent-style-name="Default" style:data-style-name="N2">
      <style:table-cell-properties fo:background-color="#e7e7e7" style:text-align-source="fix" style:repeat-content="false" fo:border="0.74pt solid #000000"/>
      <style:paragraph-properties fo:text-align="end" fo:margin-left="0in"/>
    </style:style>
    <style:style style:name="ce28" style:family="table-cell" style:parent-style-name="Default" style:data-style-name="N108">
      <style:table-cell-properties fo:background-color="#e7e7e7" fo:border="0.74pt solid #000000"/>
      <style:text-properties fo:font-weight="bold" style:font-weight-asian="bold" style:font-weight-complex="bold"/>
    </style:style>
    <style:style style:name="ce29" style:family="table-cell" style:parent-style-name="Default" style:data-style-name="N108">
      <style:table-cell-properties fo:background-color="#e7e7e7" fo:border="0.74pt solid #000000"/>
    </style:style>
    <style:style style:name="ce30" style:family="table-cell" style:parent-style-name="Default" style:data-style-name="N1">
      <style:table-cell-properties fo:background-color="#e7e7e7" fo:border="0.74pt solid #000000"/>
    </style:style>
    <style:style style:name="ce42" style:family="table-cell" style:parent-style-name="Default" style:data-style-name="N2">
      <style:table-cell-properties fo:background-color="#e7e7e7" fo:border="0.74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7e7e7" fo:border="0.74pt solid #000000"/>
      <style:text-properties style:use-window-font-color="true"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e7e7e7" fo:border="0.74pt solid #000000"/>
    </style:style>
    <style:style style:name="ce12" style:family="table-cell" style:parent-style-name="Default" style:data-style-name="N107">
      <style:table-cell-properties fo:background-color="#e7e7e7" fo:border="0.74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000000" fo:background-color="#e7e7e7" fo:border-left="none" fo:border-right="0.74pt solid #000000" fo:border-top="0.74pt solid #000000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aleurs" table:style-name="ta1">
        <table:table-column table:style-name="co1" table:default-cell-style-name="ce2"/>
        <table:table-column table:style-name="co2" table:number-columns-repeated="16383" table:default-cell-style-name="ce2"/>
        <table:table-row table:style-name="ro1">
          <table:table-cell table:style-name="ce1" office:value-type="string" calcext:value-type="string">
            <text:p>CAMERA OBSCURA Calcul des valeurs optiqu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 table:number-columns-spanned="2" table:number-rows-spanned="1">
            <text:p>Système</text:p>
          </table:table-cell>
          <table:covered-table-cell table:style-name="ce15"/>
          <table:table-cell/>
          <table:table-cell table:style-name="ce9" office:value-type="string" calcext:value-type="string" table:number-columns-spanned="3" table:number-rows-spanned="1">
            <text:p>Angles de champ</text:p>
          </table:table-cell>
          <table:covered-table-cell table:number-columns-repeated="2" table:style-name="ce15"/>
          <table:table-cell table:number-columns-repeated="16378"/>
        </table:table-row>
        <table:table-row table:style-name="ro1">
          <table:table-cell table:style-name="ce8" office:value-type="string" calcext:value-type="string">
            <text:p>Ratio</text:p>
          </table:table-cell>
          <table:table-cell table:style-name="ce4" office:value-type="float" office:value="1.37" calcext:value-type="float">
            <text:p>1,37</text:p>
          </table:table-cell>
          <table:table-cell/>
          <table:table-cell table:style-name="ce21" office:value-type="string" calcext:value-type="string">
            <text:p>angle</text:p>
          </table:table-cell>
          <table:table-cell table:style-name="ce21" office:value-type="string" calcext:value-type="string">
            <text:p>radian</text:p>
          </table:table-cell>
          <table:table-cell table:style-name="ce21" office:value-type="string" calcext:value-type="string">
            <text:p>degré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Largeur écran</text:p>
          </table:table-cell>
          <table:table-cell table:style-name="ce4" office:value-type="float" office:value="1800" calcext:value-type="float">
            <text:p>1800</text:p>
          </table:table-cell>
          <table:table-cell/>
          <table:table-cell table:style-name="ce8" office:value-type="string" calcext:value-type="string">
            <text:p>horizontal</text:p>
          </table:table-cell>
          <table:table-cell table:style-name="ce10" table:formula="of:=ATAN(([.B5]/2)/[.B8])*2" office:value-type="float" office:value="0.792882566436883" calcext:value-type="float">
            <text:p>0,79</text:p>
          </table:table-cell>
          <table:table-cell table:style-name="ce12" table:formula="of:=DEGREES([.E5])" office:value-type="float" office:value="45.4288247063345" calcext:value-type="float">
            <text:p><text:s/>45,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Hauteur écran</text:p>
          </table:table-cell>
          <table:table-cell table:style-name="ce6" table:formula="of:=[.B5]/[.B4]" office:value-type="float" office:value="1313.86861313869" calcext:value-type="float">
            <text:p>1314</text:p>
          </table:table-cell>
          <table:table-cell/>
          <table:table-cell table:style-name="ce21" office:value-type="string" calcext:value-type="string">
            <text:p>horizontal t-</text:p>
          </table:table-cell>
          <table:table-cell table:style-name="ce10" table:formula="of:=ATAN(([.B5]/2)/[.B9])*2" office:value-type="float" office:value="0.864815551141076" calcext:value-type="float">
            <text:p>0,86</text:p>
          </table:table-cell>
          <table:table-cell table:style-name="ce27" table:formula="of:=DEGREES([.E6])" office:value-type="float" office:value="49.5502811376638" calcext:value-type="float">
            <text:p><text:s/>49,6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Diagonale écran</text:p>
          </table:table-cell>
          <table:table-cell table:style-name="ce25" table:formula="of:=SQRT([.B5]^2+[.B6]^2)" office:value-type="float" office:value="2228.50863417465" calcext:value-type="float">
            <text:p>2229</text:p>
          </table:table-cell>
          <table:table-cell/>
          <table:table-cell table:style-name="ce21" office:value-type="string" calcext:value-type="string">
            <text:p>horizontal t+</text:p>
          </table:table-cell>
          <table:table-cell table:style-name="ce10" table:formula="of:=ATAN(([.B5]/2)/[.B10])*2" office:value-type="float" office:value="0.731494602524689" calcext:value-type="float">
            <text:p>0,73</text:p>
          </table:table-cell>
          <table:table-cell table:style-name="ce27" table:formula="of:=DEGREES([.E7])" office:value-type="float" office:value="41.9115534612644" calcext:value-type="float">
            <text:p><text:s/>41,9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irage</text:p>
          </table:table-cell>
          <table:table-cell table:style-name="ce4" office:value-type="float" office:value="2150" calcext:value-type="float">
            <text:p>2150</text:p>
          </table:table-cell>
          <table:table-cell/>
          <table:table-cell table:style-name="ce8" office:value-type="string" calcext:value-type="string">
            <text:p>vertical</text:p>
          </table:table-cell>
          <table:table-cell table:style-name="ce10" table:formula="of:=ATAN(([.B6]/2)/[.B8])*2" office:value-type="float" office:value="0.593082992839672" calcext:value-type="float">
            <text:p>0,59</text:p>
          </table:table-cell>
          <table:table-cell table:style-name="ce12" table:formula="of:=DEGREES([.E8])" office:value-type="float" office:value="33.9811523907008" calcext:value-type="float">
            <text:p><text:s/>34,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irage min (t-)</text:p>
          </table:table-cell>
          <table:table-cell table:style-name="ce21" table:formula="of:=[.B8]-[.B11]/2" office:value-type="float" office:value="1950" calcext:value-type="float">
            <text:p>1950</text:p>
          </table:table-cell>
          <table:table-cell/>
          <table:table-cell table:style-name="ce21" office:value-type="string" calcext:value-type="string">
            <text:p>vertical t-</text:p>
          </table:table-cell>
          <table:table-cell table:style-name="ce10" table:formula="of:=ATAN(([.B6]/2)/[.B9])*2" office:value-type="float" office:value="0.649895164074135" calcext:value-type="float">
            <text:p>0,65</text:p>
          </table:table-cell>
          <table:table-cell table:style-name="ce27" table:formula="of:=DEGREES([.E9])" office:value-type="float" office:value="37.2362500274101" calcext:value-type="float">
            <text:p><text:s/>37,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irage max (t+)</text:p>
          </table:table-cell>
          <table:table-cell table:style-name="ce21" table:formula="of:=[.B8]+[.B11]/2" office:value-type="float" office:value="2350" calcext:value-type="float">
            <text:p>2350</text:p>
          </table:table-cell>
          <table:table-cell/>
          <table:table-cell table:style-name="ce21" office:value-type="string" calcext:value-type="string">
            <text:p>vertical t+</text:p>
          </table:table-cell>
          <table:table-cell table:style-name="ce10" table:formula="of:=ATAN(([.B6]/2)/[.B10])*2" office:value-type="float" office:value="0.545176271266943" calcext:value-type="float">
            <text:p>0,55</text:p>
          </table:table-cell>
          <table:table-cell table:style-name="ce27" table:formula="of:=DEGREES([.E10])" office:value-type="float" office:value="31.2362994342751" calcext:value-type="float">
            <text:p><text:s/>31,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Amplitude (amp)</text:p>
          </table:table-cell>
          <table:table-cell table:style-name="ce7" office:value-type="float" office:value="400" calcext:value-type="float">
            <text:p>400</text:p>
          </table:table-cell>
          <table:table-cell/>
          <table:table-cell table:style-name="ce8" office:value-type="string" calcext:value-type="string">
            <text:p>diagonal</text:p>
          </table:table-cell>
          <table:table-cell table:style-name="ce10" table:formula="of:=ATAN(([.$B$7]/2)/[.B8])*2" office:value-type="float" office:value="0.956293904746461" calcext:value-type="float">
            <text:p>0,96</text:p>
          </table:table-cell>
          <table:table-cell table:style-name="ce12" table:formula="of:=DEGREES([.E11])" office:value-type="float" office:value="54.7916047160578" calcext:value-type="float">
            <text:p><text:s/>54,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dC</text:p>
          </table:table-cell>
          <table:table-cell table:style-name="ce7" office:value-type="float" office:value="0.5" calcext:value-type="float">
            <text:p>0,5</text:p>
          </table:table-cell>
          <table:table-cell/>
          <table:table-cell table:style-name="ce21" office:value-type="string" calcext:value-type="string">
            <text:p>diagonal t-</text:p>
          </table:table-cell>
          <table:table-cell table:style-name="ce10" table:formula="of:=ATAN(([.$B$7]/2)/[.B9])*2" office:value-type="float" office:value="1.03826795277878" calcext:value-type="float">
            <text:p>1,04</text:p>
          </table:table-cell>
          <table:table-cell table:style-name="ce27" table:formula="of:=DEGREES([.E12])" office:value-type="float" office:value="59.4883716979124" calcext:value-type="float">
            <text:p><text:s/>59,5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21" office:value-type="string" calcext:value-type="string">
            <text:p>diagonal t+</text:p>
          </table:table-cell>
          <table:table-cell table:style-name="ce10" table:formula="of:=ATAN(([.$B$7]/2)/[.B10])*2" office:value-type="float" office:value="0.885510431161438" calcext:value-type="float">
            <text:p>0,89</text:p>
          </table:table-cell>
          <table:table-cell table:style-name="ce27" table:formula="of:=DEGREES([.E13])" office:value-type="float" office:value="50.7360104203602" calcext:value-type="float">
            <text:p><text:s/>50,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3" office:value-type="string" calcext:value-type="string">
            <text:p>Identité de la lentille</text:p>
          </table:table-cell>
          <table:table-cell table:style-name="ce33" table:number-columns-repeated="7"/>
          <table:table-cell table:style-name="ce46"/>
          <table:table-cell table:number-columns-repeated="16375"/>
        </table:table-row>
        <table:table-row table:style-name="ro1">
          <table:table-cell table:style-name="ce8" office:value-type="string" calcext:value-type="string">
            <text:p>Focale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660" calcext:value-type="float">
            <text:p>660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Diametre</text:p>
          </table:table-cell>
          <table:table-cell table:number-columns-repeated="7" table:style-name="ce7" office:value-type="float" office:value="154" calcext:value-type="float">
            <text:p>154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Vergence</text:p>
          </table:table-cell>
          <table:table-cell table:style-name="ce27" table:formula="of:=1/([.B16]/1000)" office:value-type="float" office:value="0.5" calcext:value-type="float">
            <text:p><text:s/>0,5</text:p>
          </table:table-cell>
          <table:table-cell table:style-name="ce27" table:formula="of:=1/([.C16]/1000)" office:value-type="float" office:value="0.555555555555556" calcext:value-type="float">
            <text:p><text:s/>0,6</text:p>
          </table:table-cell>
          <table:table-cell table:style-name="ce27" table:formula="of:=1/([.D16]/1000)" office:value-type="float" office:value="0.666666666666667" calcext:value-type="float">
            <text:p><text:s/>0,7</text:p>
          </table:table-cell>
          <table:table-cell table:style-name="ce27" table:formula="of:=1/([.E16]/1000)" office:value-type="float" office:value="0.833333333333333" calcext:value-type="float">
            <text:p><text:s/>0,8</text:p>
          </table:table-cell>
          <table:table-cell table:style-name="ce27" table:formula="of:=1/([.F16]/1000)" office:value-type="float" office:value="0.938086303939962" calcext:value-type="float">
            <text:p><text:s/>0,9</text:p>
          </table:table-cell>
          <table:table-cell table:style-name="ce27" table:formula="of:=1/([.G16]/1000)" office:value-type="float" office:value="1" calcext:value-type="float">
            <text:p><text:s/>1,0</text:p>
          </table:table-cell>
          <table:table-cell table:style-name="ce27" table:formula="of:=1/([.H16]/1000)" office:value-type="float" office:value="1.33333333333333" calcext:value-type="float">
            <text:p><text:s/>1,3</text:p>
          </table:table-cell>
          <table:table-cell table:style-name="ce27" table:formula="of:=1/([.I16]/1000)" office:value-type="float" office:value="1.51515151515152" calcext:value-type="float">
            <text:p><text:s/>1,5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Ouverture</text:p>
          </table:table-cell>
          <table:table-cell table:style-name="ce27" table:formula="of:=[.B16]/[.B17]" office:value-type="float" office:value="12.987012987013" calcext:value-type="float">
            <text:p><text:s/>13,0</text:p>
          </table:table-cell>
          <table:table-cell table:style-name="ce27" table:formula="of:=[.C16]/[.C17]" office:value-type="float" office:value="11.6883116883117" calcext:value-type="float">
            <text:p><text:s/>11,7</text:p>
          </table:table-cell>
          <table:table-cell table:style-name="ce27" table:formula="of:=[.D16]/[.D17]" office:value-type="float" office:value="9.74025974025974" calcext:value-type="float">
            <text:p><text:s/>9,7</text:p>
          </table:table-cell>
          <table:table-cell table:style-name="ce27" table:formula="of:=[.E16]/[.E17]" office:value-type="float" office:value="7.79220779220779" calcext:value-type="float">
            <text:p><text:s/>7,8</text:p>
          </table:table-cell>
          <table:table-cell table:style-name="ce27" table:formula="of:=[.F16]/[.F17]" office:value-type="float" office:value="6.92207792207792" calcext:value-type="float">
            <text:p><text:s/>6,9</text:p>
          </table:table-cell>
          <table:table-cell table:style-name="ce27" table:formula="of:=[.G16]/[.G17]" office:value-type="float" office:value="6.49350649350649" calcext:value-type="float">
            <text:p><text:s/>6,5</text:p>
          </table:table-cell>
          <table:table-cell table:style-name="ce27" table:formula="of:=[.H16]/[.H17]" office:value-type="float" office:value="4.87012987012987" calcext:value-type="float">
            <text:p><text:s/>4,9</text:p>
          </table:table-cell>
          <table:table-cell table:style-name="ce27" table:formula="of:=[.I16]/[.I17]" office:value-type="float" office:value="11" calcext:value-type="float">
            <text:p><text:s/>11,0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Ouverture conv</text:p>
          </table:table-cell>
          <table:table-cell table:style-name="ce37" table:formula="of:=COM.MICROSOFT.TEXTJOIN(&quot;&quot;; ;&quot;f/&quot;;INDEX([$ouverture.$A$2:$ouverture.$A$18];MATCH([.B19];[$ouverture.$A$2:$ouverture.$A$18])))" office:value-type="string" office:string-value="f/11" calcext:value-type="string">
            <text:p>f/11</text:p>
          </table:table-cell>
          <table:table-cell table:style-name="ce37" table:formula="of:=COM.MICROSOFT.TEXTJOIN(&quot;&quot;; ;&quot;f/&quot;;INDEX([$ouverture.$A$2:$ouverture.$A$18];MATCH([.C19];[$ouverture.$A$2:$ouverture.$A$18])))" office:value-type="string" office:string-value="f/11" calcext:value-type="string">
            <text:p>f/11</text:p>
          </table:table-cell>
          <table:table-cell table:style-name="ce37" table:formula="of:=COM.MICROSOFT.TEXTJOIN(&quot;&quot;; ;&quot;f/&quot;;INDEX([$ouverture.$A$2:$ouverture.$A$18];MATCH([.D19];[$ouverture.$A$2:$ouverture.$A$18])))" office:value-type="string" office:string-value="f/8" calcext:value-type="string">
            <text:p>f/8</text:p>
          </table:table-cell>
          <table:table-cell table:style-name="ce37" table:formula="of:=COM.MICROSOFT.TEXTJOIN(&quot;&quot;; ;&quot;f/&quot;;INDEX([$ouverture.$A$2:$ouverture.$A$18];MATCH([.E19];[$ouverture.$A$2:$ouverture.$A$18])))" office:value-type="string" office:string-value="f/5,6" calcext:value-type="string">
            <text:p>f/5,6</text:p>
          </table:table-cell>
          <table:table-cell table:style-name="ce37" table:formula="of:=COM.MICROSOFT.TEXTJOIN(&quot;&quot;; ;&quot;f/&quot;;INDEX([$ouverture.$A$2:$ouverture.$A$18];MATCH([.F19];[$ouverture.$A$2:$ouverture.$A$18])))" office:value-type="string" office:string-value="f/5,6" calcext:value-type="string">
            <text:p>f/5,6</text:p>
          </table:table-cell>
          <table:table-cell table:style-name="ce37" table:formula="of:=COM.MICROSOFT.TEXTJOIN(&quot;&quot;; ;&quot;f/&quot;;INDEX([$ouverture.$A$2:$ouverture.$A$18];MATCH([.G19];[$ouverture.$A$2:$ouverture.$A$18])))" office:value-type="string" office:string-value="f/5,6" calcext:value-type="string">
            <text:p>f/5,6</text:p>
          </table:table-cell>
          <table:table-cell table:style-name="ce37" table:formula="of:=COM.MICROSOFT.TEXTJOIN(&quot;&quot;; ;&quot;f/&quot;;INDEX([$ouverture.$A$2:$ouverture.$A$18];MATCH([.H19];[$ouverture.$A$2:$ouverture.$A$18])))" office:value-type="string" office:string-value="f/4" calcext:value-type="string">
            <text:p>f/4</text:p>
          </table:table-cell>
          <table:table-cell table:style-name="ce37" table:formula="of:=COM.MICROSOFT.TEXTJOIN(&quot;&quot;; ;&quot;f/&quot;;INDEX([$ouverture.$A$2:$ouverture.$A$18];MATCH([.I19];[$ouverture.$A$2:$ouverture.$A$18])))" office:value-type="string" office:string-value="f/11" calcext:value-type="string">
            <text:p>f/11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Facteur d’éclairage</text:p>
          </table:table-cell>
          <table:table-cell table:style-name="ce38" table:formula="of:=(PI()/4)*(1/[.B$19])*(([.B$16]^2)/([.$B8]^2))*10" office:value-type="float" office:value="0.523315596163146" calcext:value-type="float">
            <text:p>0,52</text:p>
          </table:table-cell>
          <table:table-cell table:style-name="ce38" table:formula="of:=(PI()/4)*(1/[.C$19])*(([.C$16]^2)/([.$B8]^2))*10" office:value-type="float" office:value="0.470984036546831" calcext:value-type="float">
            <text:p>0,47</text:p>
          </table:table-cell>
          <table:table-cell table:style-name="ce38" table:formula="of:=(PI()/4)*(1/[.D$19])*(([.D$16]^2)/([.$B8]^2))*10" office:value-type="float" office:value="0.392486697122359" calcext:value-type="float">
            <text:p>0,39</text:p>
          </table:table-cell>
          <table:table-cell table:style-name="ce38" table:formula="of:=(PI()/4)*(1/[.E$19])*(([.E$16]^2)/([.$B8]^2))*10" office:value-type="float" office:value="0.313989357697887" calcext:value-type="float">
            <text:p>0,31</text:p>
          </table:table-cell>
          <table:table-cell table:style-name="ce38" table:formula="of:=(PI()/4)*(1/[.F$19])*(([.F$16]^2)/([.$B8]^2))*10" office:value-type="float" office:value="0.278927212754957" calcext:value-type="float">
            <text:p>0,28</text:p>
          </table:table-cell>
          <table:table-cell table:style-name="ce38" table:formula="of:=(PI()/4)*(1/[.G$19])*(([.G$16]^2)/([.$B8]^2))*10" office:value-type="float" office:value="0.261657798081573" calcext:value-type="float">
            <text:p>0,26</text:p>
          </table:table-cell>
          <table:table-cell table:style-name="ce38" table:formula="of:=(PI()/4)*(1/[.H$19])*(([.H$16]^2)/([.$B8]^2))*10" office:value-type="float" office:value="0.19624334856118" calcext:value-type="float">
            <text:p>0,20</text:p>
          </table:table-cell>
          <table:table-cell table:style-name="ce38" table:formula="of:=(PI()/4)*(1/[.I$19])*(([.I$16]^2)/([.$B8]^2))*10" office:value-type="float" office:value="0.0672834337924044" calcext:value-type="float">
            <text:p>0,07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Distances objet</text:p>
          </table:table-cell>
          <table:table-cell table:style-name="ce33" table:number-columns-repeated="7"/>
          <table:table-cell table:style-name="ce46"/>
          <table:table-cell table:number-columns-repeated="16375"/>
        </table:table-row>
        <table:table-row table:style-name="ro1">
          <table:table-cell table:style-name="ce8" office:value-type="string" calcext:value-type="string">
            <text:p>Ditance objet-lentille</text:p>
          </table:table-cell>
          <table:table-cell table:style-name="ce28" table:formula="of:=IF(1/(1/[.B$16]-1/[.$B8])&lt;0;NA();1/(1/[.B$16]-1/[.$B8]))" office:value-type="float" office:value="28666.6666666667" calcext:value-type="float">
            <text:p>28 667</text:p>
          </table:table-cell>
          <table:table-cell table:style-name="ce28" table:formula="of:=IF(1/(1/[.C$16]-1/[.$B8])&lt;0;NA();1/(1/[.C$16]-1/[.$B8]))" office:value-type="float" office:value="11057.1428571429" calcext:value-type="float">
            <text:p>11 057</text:p>
          </table:table-cell>
          <table:table-cell table:style-name="ce28" table:formula="of:=IF(1/(1/[.D$16]-1/[.$B8])&lt;0;NA();1/(1/[.D$16]-1/[.$B8]))" office:value-type="float" office:value="4961.53846153846" calcext:value-type="float">
            <text:p>4 962</text:p>
          </table:table-cell>
          <table:table-cell table:style-name="ce28" table:formula="of:=IF(1/(1/[.E$16]-1/[.$B8])&lt;0;NA();1/(1/[.E$16]-1/[.$B8]))" office:value-type="float" office:value="2715.78947368421" calcext:value-type="float">
            <text:p>2 716</text:p>
          </table:table-cell>
          <table:table-cell table:style-name="ce28" table:formula="of:=IF(1/(1/[.F$16]-1/[.$B8])&lt;0;NA();1/(1/[.F$16]-1/[.$B8]))" office:value-type="float" office:value="2114.29889298893" calcext:value-type="float">
            <text:p>2 114</text:p>
          </table:table-cell>
          <table:table-cell table:style-name="ce28" table:formula="of:=IF(1/(1/[.G$16]-1/[.$B8])&lt;0;NA();1/(1/[.G$16]-1/[.$B8]))" office:value-type="float" office:value="1869.5652173913" calcext:value-type="float">
            <text:p>1 870</text:p>
          </table:table-cell>
          <table:table-cell table:style-name="ce28" table:formula="of:=IF(1/(1/[.H$16]-1/[.$B8])&lt;0;NA();1/(1/[.H$16]-1/[.$B8]))" office:value-type="float" office:value="1151.78571428571" calcext:value-type="float">
            <text:p>1 152</text:p>
          </table:table-cell>
          <table:table-cell table:style-name="ce28" table:formula="of:=IF(1/(1/[.I$16]-1/[.$B8])&lt;0;NA();1/(1/[.I$16]-1/[.$B8]))" office:value-type="float" office:value="952.348993288591" calcext:value-type="float">
            <text:p><text:s/>952</text:p>
          </table:table-cell>
          <table:table-cell table:number-columns-repeated="16375"/>
        </table:table-row>
        <table:table-row table:style-name="ro2">
          <table:table-cell table:style-name="ce16" office:value-type="string" calcext:value-type="string">
            <text:p><text:span text:style-name="T1">Ditance objet-lentille </text:span>t-</text:p>
          </table:table-cell>
          <table:table-cell table:style-name="ce29" table:formula="of:=IF(1/(1/[.B$16]-1/[.$B9])&lt;0;NA();1/(1/[.B$16]-1/[.$B9]))" office:value-type="string" office:string-value="" calcext:value-type="error">
            <text:p>#N/A</text:p>
          </table:table-cell>
          <table:table-cell table:style-name="ce29" table:formula="of:=IF(1/(1/[.C$16]-1/[.$B9])&lt;0;NA();1/(1/[.C$16]-1/[.$B9]))" office:value-type="float" office:value="23400" calcext:value-type="float">
            <text:p>23 400</text:p>
          </table:table-cell>
          <table:table-cell table:style-name="ce29" table:formula="of:=IF(1/(1/[.D$16]-1/[.$B9])&lt;0;NA();1/(1/[.D$16]-1/[.$B9]))" office:value-type="float" office:value="6500" calcext:value-type="float">
            <text:p>6 500</text:p>
          </table:table-cell>
          <table:table-cell table:style-name="ce29" table:formula="of:=IF(1/(1/[.E$16]-1/[.$B9])&lt;0;NA();1/(1/[.E$16]-1/[.$B9]))" office:value-type="float" office:value="3120" calcext:value-type="float">
            <text:p>3 120</text:p>
          </table:table-cell>
          <table:table-cell table:style-name="ce29" table:formula="of:=IF(1/(1/[.F$16]-1/[.$B9])&lt;0;NA();1/(1/[.F$16]-1/[.$B9]))" office:value-type="float" office:value="2351.47058823529" calcext:value-type="float">
            <text:p>2 351</text:p>
          </table:table-cell>
          <table:table-cell table:style-name="ce29" table:formula="of:=IF(1/(1/[.G$16]-1/[.$B9])&lt;0;NA();1/(1/[.G$16]-1/[.$B9]))" office:value-type="float" office:value="2052.63157894737" calcext:value-type="float">
            <text:p>2 053</text:p>
          </table:table-cell>
          <table:table-cell table:style-name="ce29" table:formula="of:=IF(1/(1/[.H$16]-1/[.$B9])&lt;0;NA();1/(1/[.H$16]-1/[.$B9]))" office:value-type="float" office:value="1218.75" calcext:value-type="float">
            <text:p>1 219</text:p>
          </table:table-cell>
          <table:table-cell table:style-name="ce29" table:formula="of:=IF(1/(1/[.I$16]-1/[.$B9])&lt;0;NA();1/(1/[.I$16]-1/[.$B9]))" office:value-type="float" office:value="997.674418604651" calcext:value-type="float">
            <text:p><text:s/>998</text:p>
          </table:table-cell>
          <table:table-cell table:number-columns-repeated="16375"/>
        </table:table-row>
        <table:table-row table:style-name="ro2">
          <table:table-cell table:style-name="ce16" office:value-type="string" calcext:value-type="string">
            <text:p><text:span text:style-name="T1">Ditance objet-lentille </text:span>t+</text:p>
          </table:table-cell>
          <table:table-cell table:style-name="ce29" table:formula="of:=IF(1/(1/[.B$16]-1/[.$B10])&lt;0;NA();1/(1/[.B$16]-1/[.$B10]))" office:value-type="float" office:value="13428.5714285714" calcext:value-type="float">
            <text:p>13 429</text:p>
          </table:table-cell>
          <table:table-cell table:style-name="ce29" table:formula="of:=IF(1/(1/[.C$16]-1/[.$B10])&lt;0;NA();1/(1/[.C$16]-1/[.$B10]))" office:value-type="float" office:value="7690.90909090909" calcext:value-type="float">
            <text:p>7 691</text:p>
          </table:table-cell>
          <table:table-cell table:style-name="ce29" table:formula="of:=IF(1/(1/[.D$16]-1/[.$B10])&lt;0;NA();1/(1/[.D$16]-1/[.$B10]))" office:value-type="float" office:value="4147.05882352941" calcext:value-type="float">
            <text:p>4 147</text:p>
          </table:table-cell>
          <table:table-cell table:style-name="ce29" table:formula="of:=IF(1/(1/[.E$16]-1/[.$B10])&lt;0;NA();1/(1/[.E$16]-1/[.$B10]))" office:value-type="float" office:value="2452.17391304348" calcext:value-type="float">
            <text:p>2 452</text:p>
          </table:table-cell>
          <table:table-cell table:style-name="ce29" table:formula="of:=IF(1/(1/[.F$16]-1/[.$B10])&lt;0;NA();1/(1/[.F$16]-1/[.$B10]))" office:value-type="float" office:value="1951.01246105919" calcext:value-type="float">
            <text:p>1 951</text:p>
          </table:table-cell>
          <table:table-cell table:style-name="ce29" table:formula="of:=IF(1/(1/[.G$16]-1/[.$B10])&lt;0;NA();1/(1/[.G$16]-1/[.$B10]))" office:value-type="float" office:value="1740.74074074074" calcext:value-type="float">
            <text:p>1 741</text:p>
          </table:table-cell>
          <table:table-cell table:style-name="ce29" table:formula="of:=IF(1/(1/[.H$16]-1/[.$B10])&lt;0;NA();1/(1/[.H$16]-1/[.$B10]))" office:value-type="float" office:value="1101.5625" calcext:value-type="float">
            <text:p>1 102</text:p>
          </table:table-cell>
          <table:table-cell table:style-name="ce29" table:formula="of:=IF(1/(1/[.I$16]-1/[.$B10])&lt;0;NA();1/(1/[.I$16]-1/[.$B10]))" office:value-type="float" office:value="917.751479289941" calcext:value-type="float">
            <text:p><text:s/>918</text:p>
          </table:table-cell>
          <table:table-cell table:number-columns-repeated="16375"/>
        </table:table-row>
        <table:table-row table:style-name="ro2">
          <table:table-cell table:style-name="ce16" office:value-type="string" calcext:value-type="string">
            <text:p><text:span text:style-name="T1">Ditance objet-lentille </text:span>amp</text:p>
          </table:table-cell>
          <table:table-cell table:style-name="ce29" table:formula="of:=ABS([.B24]-[.B25])" office:value-type="string" office:string-value="" calcext:value-type="error">
            <text:p>#N/A</text:p>
          </table:table-cell>
          <table:table-cell table:style-name="ce29" table:formula="of:=ABS([.C24]-[.C25])" office:value-type="float" office:value="15709.0909090909" calcext:value-type="float">
            <text:p>15 709</text:p>
          </table:table-cell>
          <table:table-cell table:style-name="ce29" table:formula="of:=ABS([.D24]-[.D25])" office:value-type="float" office:value="2352.94117647059" calcext:value-type="float">
            <text:p>2 353</text:p>
          </table:table-cell>
          <table:table-cell table:style-name="ce29" table:formula="of:=ABS([.E24]-[.E25])" office:value-type="float" office:value="667.826086956522" calcext:value-type="float">
            <text:p><text:s/>668</text:p>
          </table:table-cell>
          <table:table-cell table:style-name="ce29" table:formula="of:=ABS([.F24]-[.F25])" office:value-type="float" office:value="400.458127176104" calcext:value-type="float">
            <text:p><text:s/>400</text:p>
          </table:table-cell>
          <table:table-cell table:style-name="ce29" table:formula="of:=ABS([.G24]-[.G25])" office:value-type="float" office:value="311.890838206627" calcext:value-type="float">
            <text:p><text:s/>312</text:p>
          </table:table-cell>
          <table:table-cell table:style-name="ce29" table:formula="of:=ABS([.H24]-[.H25])" office:value-type="float" office:value="117.1875" calcext:value-type="float">
            <text:p><text:s/>117</text:p>
          </table:table-cell>
          <table:table-cell table:style-name="ce29" table:formula="of:=ABS([.I24]-[.I25])" office:value-type="float" office:value="79.9229393147102" calcext:value-type="float">
            <text:p><text:s/>80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Distance objet-ecran</text:p>
          </table:table-cell>
          <table:table-cell table:style-name="ce28" table:formula="of:=[.B23]+[.$B$8]" office:value-type="float" office:value="30816.6666666667" calcext:value-type="float">
            <text:p>30 817</text:p>
          </table:table-cell>
          <table:table-cell table:style-name="ce28" table:formula="of:=[.C23]+[.$B$8]" office:value-type="float" office:value="13207.1428571429" calcext:value-type="float">
            <text:p>13 207</text:p>
          </table:table-cell>
          <table:table-cell table:style-name="ce28" table:formula="of:=[.D23]+[.$B$8]" office:value-type="float" office:value="7111.53846153846" calcext:value-type="float">
            <text:p>7 112</text:p>
          </table:table-cell>
          <table:table-cell table:style-name="ce28" table:formula="of:=[.E23]+[.$B$8]" office:value-type="float" office:value="4865.78947368421" calcext:value-type="float">
            <text:p>4 866</text:p>
          </table:table-cell>
          <table:table-cell table:style-name="ce28" table:formula="of:=[.F23]+[.$B$8]" office:value-type="float" office:value="4264.29889298893" calcext:value-type="float">
            <text:p>4 264</text:p>
          </table:table-cell>
          <table:table-cell table:style-name="ce28" table:formula="of:=[.G23]+[.$B$8]" office:value-type="float" office:value="4019.5652173913" calcext:value-type="float">
            <text:p>4 020</text:p>
          </table:table-cell>
          <table:table-cell table:style-name="ce28" table:formula="of:=[.H23]+[.$B$8]" office:value-type="float" office:value="3301.78571428571" calcext:value-type="float">
            <text:p>3 302</text:p>
          </table:table-cell>
          <table:table-cell table:style-name="ce28" table:formula="of:=[.I23]+[.$B$8]" office:value-type="float" office:value="3102.34899328859" calcext:value-type="float">
            <text:p>3 102</text:p>
          </table:table-cell>
          <table:table-cell table:number-columns-repeated="16375"/>
        </table:table-row>
        <table:table-row table:style-name="ro2">
          <table:table-cell table:style-name="ce16" office:value-type="string" calcext:value-type="string">
            <text:p><text:span text:style-name="T1">Distance objet-ecran </text:span>t-</text:p>
          </table:table-cell>
          <table:table-cell table:style-name="ce29" table:formula="of:=[.B24]+[.$B$9]" office:value-type="string" office:string-value="" calcext:value-type="error">
            <text:p>#N/A</text:p>
          </table:table-cell>
          <table:table-cell table:style-name="ce29" table:formula="of:=[.C24]+[.$B$9]" office:value-type="float" office:value="25350" calcext:value-type="float">
            <text:p>25 350</text:p>
          </table:table-cell>
          <table:table-cell table:style-name="ce29" table:formula="of:=[.D24]+[.$B$9]" office:value-type="float" office:value="8450" calcext:value-type="float">
            <text:p>8 450</text:p>
          </table:table-cell>
          <table:table-cell table:style-name="ce29" table:formula="of:=[.E24]+[.$B$9]" office:value-type="float" office:value="5070" calcext:value-type="float">
            <text:p>5 070</text:p>
          </table:table-cell>
          <table:table-cell table:style-name="ce29" table:formula="of:=[.F24]+[.$B$9]" office:value-type="float" office:value="4301.47058823529" calcext:value-type="float">
            <text:p>4 301</text:p>
          </table:table-cell>
          <table:table-cell table:style-name="ce29" table:formula="of:=[.G24]+[.$B$9]" office:value-type="float" office:value="4002.63157894737" calcext:value-type="float">
            <text:p>4 003</text:p>
          </table:table-cell>
          <table:table-cell table:style-name="ce29" table:formula="of:=[.H24]+[.$B$9]" office:value-type="float" office:value="3168.75" calcext:value-type="float">
            <text:p>3 169</text:p>
          </table:table-cell>
          <table:table-cell table:style-name="ce29" table:formula="of:=[.I24]+[.$B$9]" office:value-type="float" office:value="2947.67441860465" calcext:value-type="float">
            <text:p>2 948</text:p>
          </table:table-cell>
          <table:table-cell table:number-columns-repeated="16375"/>
        </table:table-row>
        <table:table-row table:style-name="ro2">
          <table:table-cell table:style-name="ce16" office:value-type="string" calcext:value-type="string">
            <text:p><text:span text:style-name="T1">Distance objet-ecran </text:span>t+</text:p>
          </table:table-cell>
          <table:table-cell table:style-name="ce29" table:formula="of:=[.B25]+[.$B$10]" office:value-type="float" office:value="15778.5714285714" calcext:value-type="float">
            <text:p>15 779</text:p>
          </table:table-cell>
          <table:table-cell table:style-name="ce29" table:formula="of:=[.C25]+[.$B$10]" office:value-type="float" office:value="10040.9090909091" calcext:value-type="float">
            <text:p>10 041</text:p>
          </table:table-cell>
          <table:table-cell table:style-name="ce29" table:formula="of:=[.D25]+[.$B$10]" office:value-type="float" office:value="6497.05882352941" calcext:value-type="float">
            <text:p>6 497</text:p>
          </table:table-cell>
          <table:table-cell table:style-name="ce29" table:formula="of:=[.E25]+[.$B$10]" office:value-type="float" office:value="4802.17391304348" calcext:value-type="float">
            <text:p>4 802</text:p>
          </table:table-cell>
          <table:table-cell table:style-name="ce29" table:formula="of:=[.F25]+[.$B$10]" office:value-type="float" office:value="4301.01246105919" calcext:value-type="float">
            <text:p>4 301</text:p>
          </table:table-cell>
          <table:table-cell table:style-name="ce29" table:formula="of:=[.G25]+[.$B$10]" office:value-type="float" office:value="4090.74074074074" calcext:value-type="float">
            <text:p>4 091</text:p>
          </table:table-cell>
          <table:table-cell table:style-name="ce29" table:formula="of:=[.H25]+[.$B$10]" office:value-type="float" office:value="3451.5625" calcext:value-type="float">
            <text:p>3 452</text:p>
          </table:table-cell>
          <table:table-cell table:style-name="ce29" table:formula="of:=[.I25]+[.$B$10]" office:value-type="float" office:value="3267.75147928994" calcext:value-type="float">
            <text:p>3 268</text:p>
          </table:table-cell>
          <table:table-cell table:number-columns-repeated="16375"/>
        </table:table-row>
        <table:table-row table:style-name="ro2">
          <table:table-cell table:style-name="ce16" office:value-type="string" calcext:value-type="string">
            <text:p><text:span text:style-name="T1">Distance objet-ecran </text:span>amp</text:p>
          </table:table-cell>
          <table:table-cell table:style-name="ce29" table:formula="of:=ABS([.B28]-[.B29])" office:value-type="string" office:string-value="" calcext:value-type="error">
            <text:p>#N/A</text:p>
          </table:table-cell>
          <table:table-cell table:style-name="ce29" table:formula="of:=ABS([.C28]-[.C29])" office:value-type="float" office:value="15309.0909090909" calcext:value-type="float">
            <text:p>15 309</text:p>
          </table:table-cell>
          <table:table-cell table:style-name="ce29" table:formula="of:=ABS([.D28]-[.D29])" office:value-type="float" office:value="1952.94117647059" calcext:value-type="float">
            <text:p>1 953</text:p>
          </table:table-cell>
          <table:table-cell table:style-name="ce29" table:formula="of:=ABS([.E28]-[.E29])" office:value-type="float" office:value="267.826086956522" calcext:value-type="float">
            <text:p><text:s/>268</text:p>
          </table:table-cell>
          <table:table-cell table:style-name="ce29" table:formula="of:=ABS([.F28]-[.F29])" office:value-type="float" office:value="0.458127176103517" calcext:value-type="float">
            <text:p><text:s/>0</text:p>
          </table:table-cell>
          <table:table-cell table:style-name="ce29" table:formula="of:=ABS([.G28]-[.G29])" office:value-type="float" office:value="88.1091617933726" calcext:value-type="float">
            <text:p><text:s/>88</text:p>
          </table:table-cell>
          <table:table-cell table:style-name="ce29" table:formula="of:=ABS([.H28]-[.H29])" office:value-type="float" office:value="282.8125" calcext:value-type="float">
            <text:p><text:s/>283</text:p>
          </table:table-cell>
          <table:table-cell table:style-name="ce29" table:formula="of:=ABS([.I28]-[.I29])" office:value-type="float" office:value="320.07706068529" calcext:value-type="float">
            <text:p><text:s/>320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Profondeur de champ</text:p>
          </table:table-cell>
          <table:table-cell table:style-name="ce33" table:number-columns-repeated="7"/>
          <table:table-cell table:style-name="ce46"/>
          <table:table-cell table:number-columns-repeated="16375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21" table:formula="of:=([.B16])^2/(([.$B$12])*[.B19])" office:value-type="float" office:value="616000" calcext:value-type="float">
            <text:p>616000</text:p>
          </table:table-cell>
          <table:table-cell table:style-name="ce21" table:formula="of:=([.C16])^2/(([.$B$12])*[.C19])" office:value-type="float" office:value="554400" calcext:value-type="float">
            <text:p>554400</text:p>
          </table:table-cell>
          <table:table-cell table:style-name="ce21" table:formula="of:=([.D16])^2/(([.$B$12])*[.D19])" office:value-type="float" office:value="462000" calcext:value-type="float">
            <text:p>462000</text:p>
          </table:table-cell>
          <table:table-cell table:style-name="ce21" table:formula="of:=([.E16])^2/(([.$B$12])*[.E19])" office:value-type="float" office:value="369600" calcext:value-type="float">
            <text:p>369600</text:p>
          </table:table-cell>
          <table:table-cell table:style-name="ce21" table:formula="of:=([.F16])^2/(([.$B$12])*[.F19])" office:value-type="float" office:value="328328" calcext:value-type="float">
            <text:p>328328</text:p>
          </table:table-cell>
          <table:table-cell table:style-name="ce21" table:formula="of:=([.G16])^2/(([.$B$12])*[.G19])" office:value-type="float" office:value="308000" calcext:value-type="float">
            <text:p>308000</text:p>
          </table:table-cell>
          <table:table-cell table:style-name="ce21" table:formula="of:=([.H16])^2/(([.$B$12])*[.H19])" office:value-type="float" office:value="231000" calcext:value-type="float">
            <text:p>231000</text:p>
          </table:table-cell>
          <table:table-cell table:style-name="ce21" table:formula="of:=([.I16])^2/(([.$B$12])*[.I19])" office:value-type="float" office:value="79200" calcext:value-type="float">
            <text:p>79200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PPN</text:p>
          </table:table-cell>
          <table:table-cell table:style-name="ce30" table:formula="of:=([.B23]*[.B32])/([.B32]+[.B23])" office:value-type="float" office:value="27391.9338159256" calcext:value-type="float">
            <text:p>27392</text:p>
          </table:table-cell>
          <table:table-cell table:style-name="ce30" table:formula="of:=([.C23]*[.C32])/([.C32]+[.C23])" office:value-type="float" office:value="10840.9276944066" calcext:value-type="float">
            <text:p>10841</text:p>
          </table:table-cell>
          <table:table-cell table:style-name="ce30" table:formula="of:=([.D23]*[.D32])/([.D32]+[.D23])" office:value-type="float" office:value="4908.82134914752" calcext:value-type="float">
            <text:p>4909</text:p>
          </table:table-cell>
          <table:table-cell table:style-name="ce30" table:formula="of:=([.E23]*[.E32])/([.E32]+[.E23])" office:value-type="float" office:value="2695.9796437659" calcext:value-type="float">
            <text:p>2696</text:p>
          </table:table-cell>
          <table:table-cell table:style-name="ce30" table:formula="of:=([.F23]*[.F32])/([.F32]+[.F23])" office:value-type="float" office:value="2100.77078286541" calcext:value-type="float">
            <text:p>2101</text:p>
          </table:table-cell>
          <table:table-cell table:style-name="ce30" table:formula="of:=([.G23]*[.G32])/([.G32]+[.G23])" office:value-type="float" office:value="1858.28539357373" calcext:value-type="float">
            <text:p>1858</text:p>
          </table:table-cell>
          <table:table-cell table:style-name="ce30" table:formula="of:=([.H23]*[.H32])/([.H32]+[.H23])" office:value-type="float" office:value="1146.07130494981" calcext:value-type="float">
            <text:p>1146</text:p>
          </table:table-cell>
          <table:table-cell table:style-name="ce30" table:formula="of:=([.I23]*[.I32])/([.I32]+[.I23])" office:value-type="float" office:value="941.033434650456" calcext:value-type="float">
            <text:p>941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DPN</text:p>
          </table:table-cell>
          <table:table-cell table:style-name="ce30" table:formula="of:=([.B23]*[.B32])/([.B32]-[.B23])" office:value-type="float" office:value="30065.8342792282" calcext:value-type="float">
            <text:p>30066</text:p>
          </table:table-cell>
          <table:table-cell table:style-name="ce30" table:formula="of:=([.C23]*[.C32])/([.C32]-[.C23])" office:value-type="float" office:value="11282.1580690961" calcext:value-type="float">
            <text:p>11282</text:p>
          </table:table-cell>
          <table:table-cell table:style-name="ce30" table:formula="of:=([.D23]*[.D32])/([.D32]-[.D23])" office:value-type="float" office:value="5015.4001514769" calcext:value-type="float">
            <text:p>5015</text:p>
          </table:table-cell>
          <table:table-cell table:style-name="ce30" table:formula="of:=([.E23]*[.E32])/([.E32]-[.E23])" office:value-type="float" office:value="2735.89258047857" calcext:value-type="float">
            <text:p>2736</text:p>
          </table:table-cell>
          <table:table-cell table:style-name="ce30" table:formula="of:=([.F23]*[.F32])/([.F32]-[.F23])" office:value-type="float" office:value="2128.0023634248" calcext:value-type="float">
            <text:p>2128</text:p>
          </table:table-cell>
          <table:table-cell table:style-name="ce30" table:formula="of:=([.G23]*[.G32])/([.G32]-[.G23])" office:value-type="float" office:value="1880.98281494106" calcext:value-type="float">
            <text:p>1881</text:p>
          </table:table-cell>
          <table:table-cell table:style-name="ce30" table:formula="of:=([.H23]*[.H32])/([.H32]-[.H23])" office:value-type="float" office:value="1157.5573942431" calcext:value-type="float">
            <text:p>1158</text:p>
          </table:table-cell>
          <table:table-cell table:style-name="ce30" table:formula="of:=([.I23]*[.I32])/([.I32]-[.I23])" office:value-type="float" office:value="963.939994339089" calcext:value-type="float">
            <text:p>964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PDF</text:p>
          </table:table-cell>
          <table:table-cell table:style-name="ce6" table:formula="of:=[.B34]-[.B33]" office:value-type="float" office:value="2673.90046330261" calcext:value-type="float">
            <text:p>2674</text:p>
          </table:table-cell>
          <table:table-cell table:style-name="ce6" table:formula="of:=[.C34]-[.C33]" office:value-type="float" office:value="441.230374689523" calcext:value-type="float">
            <text:p>441</text:p>
          </table:table-cell>
          <table:table-cell table:style-name="ce6" table:formula="of:=[.D34]-[.D33]" office:value-type="float" office:value="106.578802329383" calcext:value-type="float">
            <text:p>107</text:p>
          </table:table-cell>
          <table:table-cell table:style-name="ce6" table:formula="of:=[.E34]-[.E33]" office:value-type="float" office:value="39.9129367126643" calcext:value-type="float">
            <text:p>40</text:p>
          </table:table-cell>
          <table:table-cell table:style-name="ce6" table:formula="of:=[.F34]-[.F33]" office:value-type="float" office:value="27.231580559388" calcext:value-type="float">
            <text:p>27</text:p>
          </table:table-cell>
          <table:table-cell table:style-name="ce6" table:formula="of:=[.G34]-[.G33]" office:value-type="float" office:value="22.6974213673259" calcext:value-type="float">
            <text:p>23</text:p>
          </table:table-cell>
          <table:table-cell table:style-name="ce6" table:formula="of:=[.H34]-[.H33]" office:value-type="float" office:value="11.4860892932857" calcext:value-type="float">
            <text:p>11</text:p>
          </table:table-cell>
          <table:table-cell table:style-name="ce6" table:formula="of:=[.I34]-[.I33]" office:value-type="float" office:value="22.9065596886326" calcext:value-type="float">
            <text:p>23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Dimensions</text:p>
          </table:table-cell>
          <table:table-cell table:style-name="ce33" table:number-columns-repeated="7"/>
          <table:table-cell table:style-name="ce46"/>
          <table:table-cell table:number-columns-repeated="16375"/>
        </table:table-row>
        <table:table-row table:style-name="ro1">
          <table:table-cell table:style-name="ce20" office:value-type="string" calcext:value-type="string">
            <text:p>Grandissement</text:p>
          </table:table-cell>
          <table:table-cell table:style-name="ce20" table:formula="of:=[.$B8]/[.B23]" office:value-type="float" office:value="0.075" calcext:value-type="float">
            <text:p>0,07</text:p>
          </table:table-cell>
          <table:table-cell table:style-name="ce20" table:formula="of:=[.$B8]/[.C23]" office:value-type="float" office:value="0.194444444444444" calcext:value-type="float">
            <text:p>0,19</text:p>
          </table:table-cell>
          <table:table-cell table:style-name="ce20" table:formula="of:=[.$B8]/[.D23]" office:value-type="float" office:value="0.433333333333333" calcext:value-type="float">
            <text:p>0,43</text:p>
          </table:table-cell>
          <table:table-cell table:style-name="ce20" table:formula="of:=[.$B8]/[.E23]" office:value-type="float" office:value="0.791666666666667" calcext:value-type="float">
            <text:p>0,79</text:p>
          </table:table-cell>
          <table:table-cell table:style-name="ce20" table:formula="of:=[.$B8]/[.F23]" office:value-type="float" office:value="1.01688555347092" calcext:value-type="float">
            <text:p>1,02</text:p>
          </table:table-cell>
          <table:table-cell table:style-name="ce20" table:formula="of:=[.$B8]/[.G23]" office:value-type="float" office:value="1.15" calcext:value-type="float">
            <text:p>1,15</text:p>
          </table:table-cell>
          <table:table-cell table:style-name="ce20" table:formula="of:=[.$B8]/[.H23]" office:value-type="float" office:value="1.86666666666667" calcext:value-type="float">
            <text:p>1,87</text:p>
          </table:table-cell>
          <table:table-cell table:style-name="ce20" table:formula="of:=[.$B8]/[.I23]" office:value-type="float" office:value="2.25757575757576" calcext:value-type="float">
            <text:p>2,26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Largeur objet</text:p>
          </table:table-cell>
          <table:table-cell table:style-name="ce29" table:formula="of:=[.$B$5]/[.B37]" office:value-type="float" office:value="24000" calcext:value-type="float">
            <text:p>24 000</text:p>
          </table:table-cell>
          <table:table-cell table:style-name="ce29" table:formula="of:=[.$B$5]/[.C37]" office:value-type="float" office:value="9257.14285714286" calcext:value-type="float">
            <text:p>9 257</text:p>
          </table:table-cell>
          <table:table-cell table:style-name="ce29" table:formula="of:=[.$B$5]/[.D37]" office:value-type="float" office:value="4153.84615384616" calcext:value-type="float">
            <text:p>4 154</text:p>
          </table:table-cell>
          <table:table-cell table:style-name="ce29" table:formula="of:=[.$B$5]/[.E37]" office:value-type="float" office:value="2273.68421052632" calcext:value-type="float">
            <text:p>2 274</text:p>
          </table:table-cell>
          <table:table-cell table:style-name="ce29" table:formula="of:=[.$B$5]/[.F37]" office:value-type="float" office:value="1770.11070110701" calcext:value-type="float">
            <text:p>1 770</text:p>
          </table:table-cell>
          <table:table-cell table:style-name="ce29" table:formula="of:=[.$B$5]/[.G37]" office:value-type="float" office:value="1565.21739130435" calcext:value-type="float">
            <text:p>1 565</text:p>
          </table:table-cell>
          <table:table-cell table:style-name="ce29" table:formula="of:=[.$B$5]/[.H37]" office:value-type="float" office:value="964.285714285714" calcext:value-type="float">
            <text:p><text:s/>964</text:p>
          </table:table-cell>
          <table:table-cell table:style-name="ce29" table:formula="of:=[.$B$5]/[.I37]" office:value-type="float" office:value="797.315436241611" calcext:value-type="float">
            <text:p><text:s/>797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Hauteur objet</text:p>
          </table:table-cell>
          <table:table-cell table:style-name="ce29" table:formula="of:=[.$B$6]/[.B37]" office:value-type="float" office:value="17518.2481751825" calcext:value-type="float">
            <text:p>17 518</text:p>
          </table:table-cell>
          <table:table-cell table:style-name="ce29" table:formula="of:=[.$B$6]/[.C37]" office:value-type="float" office:value="6757.0385818561" calcext:value-type="float">
            <text:p>6 757</text:p>
          </table:table-cell>
          <table:table-cell table:style-name="ce29" table:formula="of:=[.$B$6]/[.D37]" office:value-type="float" office:value="3032.00449185851" calcext:value-type="float">
            <text:p>3 032</text:p>
          </table:table-cell>
          <table:table-cell table:style-name="ce29" table:formula="of:=[.$B$6]/[.E37]" office:value-type="float" office:value="1659.62351133308" calcext:value-type="float">
            <text:p>1 660</text:p>
          </table:table-cell>
          <table:table-cell table:style-name="ce29" table:formula="of:=[.$B$6]/[.F37]" office:value-type="float" office:value="1292.05160664745" calcext:value-type="float">
            <text:p>1 292</text:p>
          </table:table-cell>
          <table:table-cell table:style-name="ce29" table:formula="of:=[.$B$6]/[.G37]" office:value-type="float" office:value="1142.49444620755" calcext:value-type="float">
            <text:p>1 142</text:p>
          </table:table-cell>
          <table:table-cell table:style-name="ce29" table:formula="of:=[.$B$6]/[.H37]" office:value-type="float" office:value="703.85818561001" calcext:value-type="float">
            <text:p><text:s/>704</text:p>
          </table:table-cell>
          <table:table-cell table:style-name="ce29" table:formula="of:=[.$B$6]/[.I37]" office:value-type="float" office:value="581.982070249351" calcext:value-type="float">
            <text:p><text:s/>582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Grandissement t-</text:p>
          </table:table-cell>
          <table:table-cell table:style-name="ce42" table:formula="of:=[.$B9]/[.B24]" office:value-type="string" office:string-value="" calcext:value-type="error">
            <text:p>#N/A</text:p>
          </table:table-cell>
          <table:table-cell table:style-name="ce42" table:formula="of:=[.$B9]/[.C24]" office:value-type="float" office:value="0.0833333333333333" calcext:value-type="float">
            <text:p>0,08</text:p>
          </table:table-cell>
          <table:table-cell table:style-name="ce42" table:formula="of:=[.$B9]/[.D24]" office:value-type="float" office:value="0.3" calcext:value-type="float">
            <text:p>0,30</text:p>
          </table:table-cell>
          <table:table-cell table:style-name="ce42" table:formula="of:=[.$B9]/[.E24]" office:value-type="float" office:value="0.625" calcext:value-type="float">
            <text:p>0,63</text:p>
          </table:table-cell>
          <table:table-cell table:style-name="ce42" table:formula="of:=[.$B9]/[.F24]" office:value-type="float" office:value="0.829268292682927" calcext:value-type="float">
            <text:p>0,83</text:p>
          </table:table-cell>
          <table:table-cell table:style-name="ce42" table:formula="of:=[.$B9]/[.G24]" office:value-type="float" office:value="0.95" calcext:value-type="float">
            <text:p>0,95</text:p>
          </table:table-cell>
          <table:table-cell table:style-name="ce42" table:formula="of:=[.$B9]/[.H24]" office:value-type="float" office:value="1.6" calcext:value-type="float">
            <text:p>1,60</text:p>
          </table:table-cell>
          <table:table-cell table:style-name="ce42" table:formula="of:=[.$B9]/[.I24]" office:value-type="float" office:value="1.95454545454545" calcext:value-type="float">
            <text:p>1,95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Grandissement t+</text:p>
          </table:table-cell>
          <table:table-cell table:style-name="ce42" table:formula="of:=[.$B10]/[.B25]" office:value-type="float" office:value="0.175" calcext:value-type="float">
            <text:p>0,18</text:p>
          </table:table-cell>
          <table:table-cell table:style-name="ce42" table:formula="of:=[.$B10]/[.C25]" office:value-type="float" office:value="0.305555555555556" calcext:value-type="float">
            <text:p>0,31</text:p>
          </table:table-cell>
          <table:table-cell table:style-name="ce42" table:formula="of:=[.$B10]/[.D25]" office:value-type="float" office:value="0.566666666666667" calcext:value-type="float">
            <text:p>0,57</text:p>
          </table:table-cell>
          <table:table-cell table:style-name="ce42" table:formula="of:=[.$B10]/[.E25]" office:value-type="float" office:value="0.958333333333334" calcext:value-type="float">
            <text:p>0,96</text:p>
          </table:table-cell>
          <table:table-cell table:style-name="ce42" table:formula="of:=[.$B10]/[.F25]" office:value-type="float" office:value="1.20450281425891" calcext:value-type="float">
            <text:p>1,20</text:p>
          </table:table-cell>
          <table:table-cell table:style-name="ce42" table:formula="of:=[.$B10]/[.G25]" office:value-type="float" office:value="1.35" calcext:value-type="float">
            <text:p>1,35</text:p>
          </table:table-cell>
          <table:table-cell table:style-name="ce42" table:formula="of:=[.$B10]/[.H25]" office:value-type="float" office:value="2.13333333333333" calcext:value-type="float">
            <text:p>2,13</text:p>
          </table:table-cell>
          <table:table-cell table:style-name="ce42" table:formula="of:=[.$B10]/[.I25]" office:value-type="float" office:value="2.56060606060606" calcext:value-type="float">
            <text:p>2,56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Grandissement amp</text:p>
          </table:table-cell>
          <table:table-cell table:style-name="ce42" table:formula="of:=ABS([.B40]-[.B41])" office:value-type="string" office:string-value="" calcext:value-type="error">
            <text:p>#N/A</text:p>
          </table:table-cell>
          <table:table-cell table:style-name="ce42" table:formula="of:=ABS([.C40]-[.C41])" office:value-type="float" office:value="0.222222222222222" calcext:value-type="float">
            <text:p>0,22</text:p>
          </table:table-cell>
          <table:table-cell table:style-name="ce42" table:formula="of:=ABS([.D40]-[.D41])" office:value-type="float" office:value="0.266666666666667" calcext:value-type="float">
            <text:p>0,27</text:p>
          </table:table-cell>
          <table:table-cell table:style-name="ce42" table:formula="of:=ABS([.E40]-[.E41])" office:value-type="float" office:value="0.333333333333333" calcext:value-type="float">
            <text:p>0,33</text:p>
          </table:table-cell>
          <table:table-cell table:style-name="ce42" table:formula="of:=ABS([.F40]-[.F41])" office:value-type="float" office:value="0.375234521575985" calcext:value-type="float">
            <text:p>0,38</text:p>
          </table:table-cell>
          <table:table-cell table:style-name="ce42" table:formula="of:=ABS([.G40]-[.G41])" office:value-type="float" office:value="0.4" calcext:value-type="float">
            <text:p>0,40</text:p>
          </table:table-cell>
          <table:table-cell table:style-name="ce42" table:formula="of:=ABS([.H40]-[.H41])" office:value-type="float" office:value="0.533333333333333" calcext:value-type="float">
            <text:p>0,53</text:p>
          </table:table-cell>
          <table:table-cell table:style-name="ce42" table:formula="of:=ABS([.I40]-[.I41])" office:value-type="float" office:value="0.606060606060606" calcext:value-type="float">
            <text:p>0,61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Grandissement obj fixe t-</text:p>
          </table:table-cell>
          <table:table-cell table:style-name="ce42" table:formula="of:=[.$B9]/[.B$23]" office:value-type="float" office:value="0.0680232558139535" calcext:value-type="float">
            <text:p>0,07</text:p>
          </table:table-cell>
          <table:table-cell table:style-name="ce42" table:formula="of:=[.$B9]/[.C$23]" office:value-type="float" office:value="0.176356589147287" calcext:value-type="float">
            <text:p>0,18</text:p>
          </table:table-cell>
          <table:table-cell table:style-name="ce42" table:formula="of:=[.$B9]/[.D$23]" office:value-type="float" office:value="0.393023255813953" calcext:value-type="float">
            <text:p>0,39</text:p>
          </table:table-cell>
          <table:table-cell table:style-name="ce42" table:formula="of:=[.$B9]/[.E$23]" office:value-type="float" office:value="0.718023255813954" calcext:value-type="float">
            <text:p>0,72</text:p>
          </table:table-cell>
          <table:table-cell table:style-name="ce42" table:formula="of:=[.$B9]/[.F$23]" office:value-type="float" office:value="0.92229154849688" calcext:value-type="float">
            <text:p>0,92</text:p>
          </table:table-cell>
          <table:table-cell table:style-name="ce42" table:formula="of:=[.$B9]/[.G$23]" office:value-type="float" office:value="1.04302325581395" calcext:value-type="float">
            <text:p>1,04</text:p>
          </table:table-cell>
          <table:table-cell table:style-name="ce42" table:formula="of:=[.$B9]/[.H$23]" office:value-type="float" office:value="1.69302325581395" calcext:value-type="float">
            <text:p>1,69</text:p>
          </table:table-cell>
          <table:table-cell table:style-name="ce42" table:formula="of:=[.$B9]/[.I$23]" office:value-type="float" office:value="2.04756871035941" calcext:value-type="float">
            <text:p>2,05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Grandissement obj fixe t+</text:p>
          </table:table-cell>
          <table:table-cell table:style-name="ce42" table:formula="of:=[.$B10]/[.B$23]" office:value-type="float" office:value="0.0819767441860465" calcext:value-type="float">
            <text:p>0,08</text:p>
          </table:table-cell>
          <table:table-cell table:style-name="ce42" table:formula="of:=[.$B10]/[.C$23]" office:value-type="float" office:value="0.212532299741602" calcext:value-type="float">
            <text:p>0,21</text:p>
          </table:table-cell>
          <table:table-cell table:style-name="ce42" table:formula="of:=[.$B10]/[.D$23]" office:value-type="float" office:value="0.473643410852713" calcext:value-type="float">
            <text:p>0,47</text:p>
          </table:table-cell>
          <table:table-cell table:style-name="ce42" table:formula="of:=[.$B10]/[.E$23]" office:value-type="float" office:value="0.86531007751938" calcext:value-type="float">
            <text:p>0,87</text:p>
          </table:table-cell>
          <table:table-cell table:style-name="ce42" table:formula="of:=[.$B10]/[.F$23]" office:value-type="float" office:value="1.11147955844496" calcext:value-type="float">
            <text:p>1,11</text:p>
          </table:table-cell>
          <table:table-cell table:style-name="ce42" table:formula="of:=[.$B10]/[.G$23]" office:value-type="float" office:value="1.25697674418605" calcext:value-type="float">
            <text:p>1,26</text:p>
          </table:table-cell>
          <table:table-cell table:style-name="ce42" table:formula="of:=[.$B10]/[.H$23]" office:value-type="float" office:value="2.04031007751938" calcext:value-type="float">
            <text:p>2,04</text:p>
          </table:table-cell>
          <table:table-cell table:style-name="ce42" table:formula="of:=[.$B10]/[.I$23]" office:value-type="float" office:value="2.46758280479211" calcext:value-type="float">
            <text:p>2,47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Grandissement obj fixe amp</text:p>
          </table:table-cell>
          <table:table-cell table:style-name="ce42" table:formula="of:=ABS([.B43]-[.B44])" office:value-type="float" office:value="0.013953488372093" calcext:value-type="float">
            <text:p>0,01</text:p>
          </table:table-cell>
          <table:table-cell table:style-name="ce42" table:formula="of:=ABS([.C43]-[.C44])" office:value-type="float" office:value="0.0361757105943152" calcext:value-type="float">
            <text:p>0,04</text:p>
          </table:table-cell>
          <table:table-cell table:style-name="ce42" table:formula="of:=ABS([.D43]-[.D44])" office:value-type="float" office:value="0.0806201550387597" calcext:value-type="float">
            <text:p>0,08</text:p>
          </table:table-cell>
          <table:table-cell table:style-name="ce42" table:formula="of:=ABS([.E43]-[.E44])" office:value-type="float" office:value="0.147286821705426" calcext:value-type="float">
            <text:p>0,15</text:p>
          </table:table-cell>
          <table:table-cell table:style-name="ce42" table:formula="of:=ABS([.F43]-[.F44])" office:value-type="float" office:value="0.189188009948078" calcext:value-type="float">
            <text:p>0,19</text:p>
          </table:table-cell>
          <table:table-cell table:style-name="ce42" table:formula="of:=ABS([.G43]-[.G44])" office:value-type="float" office:value="0.213953488372093" calcext:value-type="float">
            <text:p>0,21</text:p>
          </table:table-cell>
          <table:table-cell table:style-name="ce42" table:formula="of:=ABS([.H43]-[.H44])" office:value-type="float" office:value="0.347286821705426" calcext:value-type="float">
            <text:p>0,35</text:p>
          </table:table-cell>
          <table:table-cell table:style-name="ce42" table:formula="of:=ABS([.I43]-[.I44])" office:value-type="float" office:value="0.420014094432699" calcext:value-type="float">
            <text:p>0,42</text:p>
          </table:table-cell>
          <table:table-cell table:number-columns-repeated="16375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uverture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</table:table>
      <table:named-expressions/>
      <table:database-ranges>
        <table:database-range table:name="__Anonymous_Sheet_DB__0" table:target-range-address="valeurs.A15:valeurs.H4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110">
      <style:text-properties fo:color="#ff0000"/>
      <number:text>-</number:text>
      <number:number number:decimal-places="0" number:min-decimal-places="0" number:min-integer-digits="1"/>
      <style:map style:condition="value()&gt;=0" style:apply-style-name="N110P0"/>
    </number:number-style>
    <number:number-style style:name="N109P0" style:volatile="true">
      <number:number number:decimal-places="0" number:min-decimal-places="0" number:min-integer-digits="1"/>
    </number:number-style>
    <number:number-style style:name="N109">
      <style:text-properties fo:color="#ff0000"/>
      <number:text>-</number:text>
      <number:number number:decimal-places="0" number:min-decimal-places="0" number:min-integer-digits="1"/>
      <style:map style:condition="value()&gt;=0" style:apply-style-name="N109P0"/>
    </number:number-style>
    <number:number-style style:name="N108">
      <number:number number:decimal-places="0" number:min-decimal-places="0" number:min-integer-digits="1">
        <number:embedded-text number:position="3"> </number:embedded-text>
      </number:number>
    </number:number-style>
    <number:number-style style:name="N107">
      <number:number number:decimal-places="1" number:min-decimal-places="1" number:min-integer-digits="1"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21:27:44.724835569</meta:creation-date>
    <dc:date>2024-03-02T14:37:49.312180213</dc:date>
    <meta:editing-duration>PT2H30M54S</meta:editing-duration>
    <meta:editing-cycles>17</meta:editing-cycles>
    <meta:generator>LibreOffice/7.4.5.1$Linux_X86_64 LibreOffice_project/40$Build-1</meta:generator>
    <meta:document-statistic meta:table-count="2" meta:cell-count="315" meta:object-count="0"/>
  </office:meta>
</office:document-meta>
</file>